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style:text-properties fo:font-size="20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T1" style:family="text">
      <style:text-properties fo:text-shadow="1pt 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5.303cm" svg:height="0.962cm" svg:x="0.6cm" svg:y="0.6cm">
          <draw:text-box>
            <text:p><text:span text:style-name="T1">Grands principes</text:span></text:p>
          </draw:text-box>
        </draw:frame>
        <draw:frame draw:style-name="gr2" draw:layer="layout" svg:width="26.2cm" svg:height="3.095cm" svg:x="0.8cm" svg:y="3cm">
          <draw:text-box>
            <text:p>- uniquement des applications natives pour les utilisateurs et les commerçants(Android/ iOS/ Win8/ blackberry RIM / Meego/ bada/ symbian/ firefoxOS/ Tizen/ ubuntu / Chrome OS)</text:p>
            <text:p>- applications web pour la gestion du backend d'un client par l'administrateur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3.36cm" svg:height="0.962cm" svg:x="0.8cm" svg:y="0.638cm">
          <draw:text-box>
            <text:p><text:span text:style-name="T1">Questions</text:span></text:p>
          </draw:text-box>
        </draw:frame>
        <draw:frame draw:style-name="gr1" draw:layer="layout" svg:width="25.822cm" svg:height="3.806cm" svg:x="0.8cm" svg:y="2cm">
          <draw:text-box>
            <text:p>- connexion d'un commerçant par carte NFC et QR code ?</text:p>
            <text:p>- installation automatique d'une appli avec iOS ?</text:p>
            <text:p>- Ecriture d'un kuchikomi (mode edit/brouillon/envoi/envoi différe/ envoi régulier...)</text:p>
            <text:p>- faut-il laisser au commerçant la possibilité de modifier ses préférences via l'application ?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" draw:text-style-name="P1" draw:layer="layout" svg:width="21.499cm" svg:height="0.962cm" svg:x="3.6cm" svg:y="0.4cm">
          <draw:text-box>
            <text:p><text:span text:style-name="T1">Première connexion – L'application KuchiKomi n'est pas installée - Android</text:span></text:p>
          </draw:text-box>
        </draw:frame>
        <draw:frame draw:style-name="gr1" draw:layer="layout" svg:width="2.974cm" svg:height="0.962cm" svg:x="4.623cm" svg:y="2.4cm">
          <draw:text-box>
            <text:p>QRCode</text:p>
          </draw:text-box>
        </draw:frame>
        <draw:frame draw:style-name="gr1" draw:layer="layout" svg:width="1.806cm" svg:height="0.962cm" svg:x="20.994cm" svg:y="2.6cm">
          <draw:text-box>
            <text:p>NFC</text:p>
          </draw:text-box>
        </draw:frame>
        <draw:frame draw:style-name="gr1" draw:text-style-name="P3" draw:layer="layout" svg:width="9.595cm" svg:height="0.763cm" svg:x="1.405cm" svg:y="3.4cm">
          <draw:text-box>
            <text:p><text:span text:style-name="T2">www.kuchikomi.com/Download/commerce=1</text:span></text:p>
          </draw:text-box>
        </draw:frame>
        <draw:line draw:style-name="gr4" draw:text-style-name="P4" draw:layer="layout" svg:x1="6.223cm" svg:y1="4.562cm" svg:x2="6.223cm" svg:y2="5.762cm">
          <text:p/>
        </draw:line>
        <draw:frame draw:style-name="gr1" draw:text-style-name="P4" draw:layer="layout" svg:width="12.076cm" svg:height="1.673cm" svg:x="0.309cm" svg:y="5.838cm">
          <draw:text-box>
            <text:p text:style-name="P4">Premier scan avec par exemple QRDroid</text:p>
            <text:p text:style-name="P4">Redirection vers le store pour download</text:p>
          </draw:text-box>
        </draw:frame>
        <draw:line draw:style-name="gr4" draw:text-style-name="P4" draw:layer="layout" svg:x1="6.2cm" svg:y1="7.8cm" svg:x2="6.2cm" svg:y2="9cm">
          <text:p/>
        </draw:line>
        <draw:frame draw:style-name="gr1" draw:layer="layout" svg:width="7.893cm" svg:height="0.962cm" svg:x="2.307cm" svg:y="9.2cm">
          <draw:text-box>
            <text:p>Installation de l'application</text:p>
          </draw:text-box>
        </draw:frame>
        <draw:line draw:style-name="gr4" draw:text-style-name="P4" draw:layer="layout" svg:x1="6.2cm" svg:y1="10.4cm" svg:x2="6.2cm" svg:y2="11.6cm">
          <text:p/>
        </draw:line>
        <draw:frame draw:style-name="gr1" draw:layer="layout" svg:width="11.39cm" svg:height="0.962cm" svg:x="0.4cm" svg:y="12cm">
          <draw:text-box>
            <text:p>Deuxième scan avec l'appli KuchiKomi</text:p>
          </draw:text-box>
        </draw:frame>
        <draw:line draw:style-name="gr4" draw:text-style-name="P4" draw:layer="layout" svg:x1="6.2cm" svg:y1="13.2cm" svg:x2="6.2cm" svg:y2="14.4cm">
          <text:p/>
        </draw:line>
        <draw:frame draw:style-name="gr1" draw:text-style-name="P3" draw:layer="layout" svg:width="6.526cm" svg:height="0.763cm" svg:x="2.874cm" svg:y="17.6cm">
          <draw:text-box>
            <text:p><text:span text:style-name="T2">Requete de base de données</text:span></text:p>
          </draw:text-box>
        </draw:frame>
        <draw:line draw:style-name="gr4" draw:text-style-name="P4" draw:layer="layout" svg:x1="6.2cm" svg:y1="16cm" svg:x2="6.2cm" svg:y2="17.2cm">
          <text:p/>
        </draw:line>
        <draw:frame draw:style-name="gr1" draw:layer="layout" svg:width="6.433cm" svg:height="0.962cm" svg:x="2.8cm" svg:y="14.638cm">
          <draw:text-box>
            <text:p>Installation du cooki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32:21</meta:creation-date>
    <dc:date>2013-07-11T13:58:34</dc:date>
    <meta:editing-duration>PT43M34S</meta:editing-duration>
    <meta:editing-cycles>9</meta:editing-cycles>
    <meta:generator>LibreOffice/4.0.3.3$MacOSX_x86 LibreOffice_project/0eaa50a932c8f2199a615e1eb30f7ac74279539</meta:generator>
    <meta:document-statistic meta:object-count="45"/>
  </office:meta>
</office:document-meta>
</file>